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102.64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104.94pt"/>
    </style:style>
    <style:style style:name="co11" style:family="table-column">
      <style:table-column-properties fo:break-before="auto" style:column-width="155.14pt"/>
    </style:style>
    <style:style style:name="co12" style:family="table-column">
      <style:table-column-properties fo:break-before="auto" style:column-width="182.15pt"/>
    </style:style>
    <style:style style:name="co13" style:family="table-column">
      <style:table-column-properties fo:break-before="auto" style:column-width="141.25pt"/>
    </style:style>
    <style:style style:name="co14" style:family="table-column">
      <style:table-column-properties fo:break-before="auto" style:column-width="133.51pt"/>
    </style:style>
    <style:style style:name="co15" style:family="table-column">
      <style:table-column-properties fo:break-before="auto" style:column-width="213.79pt"/>
    </style:style>
    <style:style style:name="co16" style:family="table-column">
      <style:table-column-properties fo:break-before="auto" style:column-width="443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0"/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input len (sec)</text:p>
          </table:table-cell>
          <table:table-cell office:value-type="string" calcext:value-type="string">
            <text:p>embedding layer</text:p>
          </table:table-cell>
          <table:table-cell office:value-type="string" calcext:value-type="string">
            <text:p>cnn: filer size</text:p>
          </table:table-cell>
          <table:table-cell office:value-type="string" calcext:value-type="string">
            <text:p>cnn:# of filters</text:p>
          </table:table-cell>
          <table:table-cell office:value-type="string" calcext:value-type="string">
            <text:p>cnn overlapping filters</text:p>
          </table:table-cell>
          <table:table-cell office:value-type="string" calcext:value-type="string">
            <text:p>hidden neurons </text:p>
          </table:table-cell>
          <table:table-cell office:value-type="string" calcext:value-type="string">
            <text:p>max pooling</text:p>
          </table:table-cell>
          <table:table-cell office:value-type="string" calcext:value-type="string">
            <text:p>mean pooling</text:p>
          </table:table-cell>
          <table:table-cell office:value-type="string" calcext:value-type="string">
            <text:p>last pooling</text:p>
          </table:table-cell>
          <table:table-cell office:value-type="string" calcext:value-type="string">
            <text:p>other poolings</text:p>
          </table:table-cell>
          <table:table-cell office:value-type="string" calcext:value-type="string">
            <text:p>timeDistributredLayer</text:p>
          </table:table-cell>
          <table:table-cell office:value-type="string" calcext:value-type="string">
            <text:p>fully connected layers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 of peaple</text:p>
          </table:table-cell>
          <table:table-cell office:value-type="string" calcext:value-type="string">
            <text:p># of activities</text:p>
          </table:table-cell>
          <table:table-cell office:value-type="string" calcext:value-type="string">
            <text:p>overlapping segments at input </text:p>
          </table:table-cell>
          <table:table-cell office:value-type="string" calcext:value-type="string">
            <text:p>Dropout / keep propability</text:p>
          </table:table-cell>
          <table:table-cell office:value-type="string" calcext:value-type="string">
            <text:p>extra explanation</text:p>
          </table:table-cell>
          <table:table-cell office:value-type="string" calcext:value-type="string">
            <text:p>precision and recall score for different classes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table:style-name="ce1" office:value-type="percentage" office:value="0.5" calcext:value-type="percentage">
            <text:p>50.00%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unnormalized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2,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cnn / 0.7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slow learning (process eliminated)</text:p>
          </table:table-cell>
          <table:covered-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" office:value-type="percentage" office:value="0.2" calcext:value-type="percentage">
            <text:p>20.00%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 + bug f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3" calcext:value-type="float">
            <text:p>0.8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6" calcext:value-type="float">
            <text:p>0.86</text:p>
          </table:table-cell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ll rnn ouput to fc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string" calcext:value-type="string">
            <text:p>3 *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Using 3 separate RNNs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5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ectional rnn</text:p>
          </table:table-cell>
          <table:table-cell/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/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 office:value-type="string" calcext:value-type="string">
            <text:p>test precision score: <text:s/>[0.80508475 0.8115942 <text:s/>0.66666667 0.51515152 0.86935484 0.824175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53846154 1. <text:s text:c="8"/>0.6 <text:s text:c="7"/>0.33333333 0.685714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71014493 0.97012302 0.508771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5843373 0.75167785 0.66666667 0.47222222 0.91047297 0.852272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75 <text:s text:c="5"/>0.91666667 0.4137931 <text:s/>0.25 <text:s text:c="6"/>0.615384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48039216 0.97183099 0.5370370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health (no normalization)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451489 0.52777778 0.54545455 0.74683544 0.51428571 0.3684210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46666667 0.35294118 0.45098039 0.39189189 0.46031746 0.47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14285714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6518595 0.55072464 0.44444444 0.77631579 0.24657534 0.1707317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38888889 0.30508475 0.28395062 0.44615385 0.38666667 0.5507246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( 5 classes with most data instances)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90677966 0.87218045 0.95044248 0.98392283 0.47222222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2774566 0.84057971 0.95551601 0.97607656 0.4594594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17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43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357. <text:s text:c="2"/>0. 131. <text:s text:c="2"/>0. <text:s text:c="2"/>0. 592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605. <text:s text:c="2"/>0. <text:s/>39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82. <text:s text:c="2"/>0. <text:s/>33. <text:s text:c="2"/>0. <text:s text:c="2"/>0. 149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160. <text:s text:c="2"/>0. <text:s text:c="2"/>7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555556 0.84722222 0.98484848 0.80597015 0.80597015 0.558441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4482759 0.65306122 0.8313253 <text:s/>0.61038961 0.710144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0625 <text:s text:c="3"/>0.81333333 1. <text:s text:c="8"/>0.94736842 0.7012987 <text:s/>0.728813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9032258 0.42105263 0.94520548 0.67142857 0.6202531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7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1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0. 69. 75. 74. 67. 74. 70. 67. 64. 75. 74. 73. <text:s/>0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0. 21. 15. 16. 23. 20. 12. 19. 22. 15. 16. 17. <text:s/>0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65971317 0.3501199 <text:s/>0.81959379 0.64212329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75522388 0.28239845 0.83050847 0.58915947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398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9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<text:s text:c="2"/>0. 1327. <text:s text:c="3"/>0. <text:s/>494. <text:s/>825. <text:s text:c="3"/>0. <text:s text:c="3"/>0. 1337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<text:s/>0. 371. <text:s text:c="2"/>0. 132. 175. <text:s text:c="2"/>0. <text:s text:c="2"/>0. 318.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17:21:44.352721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4:45:28.779694298</meta:creation-date>
    <dc:date>2019-07-24T17:23:41.880129053</dc:date>
    <meta:editing-duration>PT8H8M4S</meta:editing-duration>
    <meta:editing-cycles>51</meta:editing-cycles>
    <meta:generator>LibreOffice/6.0.7.3$Linux_X86_64 LibreOffice_project/00m0$Build-3</meta:generator>
    <meta:document-statistic meta:table-count="1" meta:cell-count="825" meta:object-count="0"/>
  </office:meta>
</office:document-meta>
</file>